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order="thin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C65911"/>
      <style:text-properties fo:color="#5B9BD5" fo:font-size="14pt" style:font-size-asian="14pt" style:font-size-complex="14pt"/>
    </style:style>
    <style:style style:name="ce8" style:family="table-cell" style:parent-style-name="Default" style:data-style-name="N38">
      <style:table-cell-properties fo:background-color="#FFD966"/>
      <style:text-properties fo:font-size="14pt" style:font-size-asian="14pt" style:font-size-complex="14pt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mulation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019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ASOLINE BLEND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Da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Product or Oil</text:p>
          </table:table-cell>
          <table:table-cell office:value-type="string" table:style-name="ce4">
            <text:p>Octane Rating</text:p>
          </table:table-cell>
          <table:table-cell office:value-type="string" table:style-name="ce4">
            <text:p>Iron Conte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 Gasoline</text:p>
          </table:table-cell>
          <table:table-cell office:value-type="string" table:style-name="ce4">
            <text:p>at least 10</text:p>
          </table:table-cell>
          <table:table-cell office:value-type="string" table:style-name="ce4">
            <text:p>no more than 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gular Gasoline</text:p>
          </table:table-cell>
          <table:table-cell office:value-type="string" table:style-name="ce4">
            <text:p>at least 8</text:p>
          </table:table-cell>
          <table:table-cell office:value-type="string" table:style-name="ce4">
            <text:p>no more than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esel Fuel</text:p>
          </table:table-cell>
          <table:table-cell office:value-type="string" table:style-name="ce4">
            <text:p>at least 6</text:p>
          </table:table-cell>
          <table:table-cell office:value-type="string" table:style-name="ce4">
            <text:p>no more than 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rude 1</text:p>
          </table:table-cell>
          <table:table-cell office:value-type="float" office:value="12" table:style-name="ce4">
            <text:p>12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rude 2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rude 3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Sales Price (per barrel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Product</text:p>
          </table:table-cell>
          <table:table-cell office:value-type="string" table:style-name="ce4">
            <text:p>Sales Pric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Super Gasoline</text:p>
          </table:table-cell>
          <table:table-cell office:value-type="currency" office:value="70" table:style-name="ce5">
            <text:p>$70.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Regular Gasoline</text:p>
          </table:table-cell>
          <table:table-cell office:value-type="currency" office:value="60" table:style-name="ce5">
            <text:p>$60.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Diesel Fuel</text:p>
          </table:table-cell>
          <table:table-cell office:value-type="currency" office:value="50" table:style-name="ce5">
            <text:p>$50.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Purchase Price (per barrel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1"/>
          <table:table-cell office:value-type="string" table:style-name="ce4">
            <text:p>Crude 1</text:p>
          </table:table-cell>
          <table:table-cell office:value-type="string" table:style-name="ce4">
            <text:p>Crude 2</text:p>
          </table:table-cell>
          <table:table-cell office:value-type="string" table:style-name="ce4">
            <text:p>Crude 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currency" office:value="45" table:style-name="ce5">
            <text:p>$45.00</text:p>
          </table:table-cell>
          <table:table-cell office:value-type="currency" office:value="35" table:style-name="ce5">
            <text:p>$35.00</text:p>
          </table:table-cell>
          <table:table-cell office:value-type="currency" office:value="25" table:style-name="ce5">
            <text:p>$25.0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Decisions (barrel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Product</text:p>
          </table:table-cell>
          <table:table-cell office:value-type="string" table:style-name="ce4">
            <text:p>Crude 1</text:p>
          </table:table-cell>
          <table:table-cell office:value-type="string" table:style-name="ce4">
            <text:p>Crude 2</text:p>
          </table:table-cell>
          <table:table-cell office:value-type="string" table:style-name="ce4">
            <text:p>Crude 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uper Gasoline</text:p>
          </table:table-cell>
          <table:table-cell office:value-type="float" office:value="2400" table:style-name="ce6">
            <text:p>2400</text:p>
          </table:table-cell>
          <table:table-cell office:value-type="float" office:value="0" table:style-name="ce6">
            <text:p>0</text:p>
          </table:table-cell>
          <table:table-cell office:value-type="float" office:value="600" table:style-name="ce6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gular Gasoline</text:p>
          </table:table-cell>
          <table:table-cell office:value-type="float" office:value="800" table:style-name="ce6">
            <text:p>800</text:p>
          </table:table-cell>
          <table:table-cell office:value-type="float" office:value="0" table:style-name="ce6">
            <text:p>0</text:p>
          </table:table-cell>
          <table:table-cell office:value-type="float" office:value="1200" table:style-name="ce6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esel Fuel</text:p>
          </table:table-cell>
          <table:table-cell office:value-type="float" office:value="800" table:style-name="ce6">
            <text:p>800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Objective:</text:p>
          </table:table-cell>
          <table:table-cell office:value-type="currency" office:value="150000" table:formula="of:=(SUM([.B24:.D24])*[.B14] - SUMPRODUCT([.B24:.D24]; [.B20:.D20])) + (SUM([.B25:.D25])*[.B15] - SUMPRODUCT([.B25:.D25]; [.B20:.D20])) + (SUM([.B26:.D26])*[.B16] - SUMPRODUCT([.B26:.D26];[.B20:.D20]))" table:style-name="ce8">
            <text:p>$ 150,000.00</text:p>
          </table:table-cell>
          <table:table-cell office:value-type="string" table:style-name="ce2">
            <text:p>Maximize Profit ($ to sell - $ of cost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Constraints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4000" table:formula="of:=SUM([.B24:.B26])" table:style-name="ce7">
            <text:p>4000</text:p>
          </table:table-cell>
          <table:table-cell office:value-type="string" table:style-name="ce7">
            <text:p>&lt;=</text:p>
          </table:table-cell>
          <table:table-cell office:value-type="float" office:value="5000" table:style-name="ce7">
            <text:p>5000</text:p>
          </table:table-cell>
          <table:table-cell office:value-type="string" table:style-name="ce2">
            <text:p>Limit of crude 1 barrels to buy</text:p>
          </table:table-cell>
          <table:table-cell table:number-columns-repeated="16380"/>
        </table:table-row>
        <table:table-row table:style-name="ro1">
          <table:table-cell office:value-type="float" office:value="0" table:formula="of:=SUM([.C24:.C26])" table:style-name="ce7">
            <text:p>0</text:p>
          </table:table-cell>
          <table:table-cell office:value-type="string" table:style-name="ce7">
            <text:p>&lt;=</text:p>
          </table:table-cell>
          <table:table-cell office:value-type="float" office:value="5000" table:style-name="ce7">
            <text:p>5000</text:p>
          </table:table-cell>
          <table:table-cell office:value-type="string" table:style-name="ce2">
            <text:p>Limit of crude 2 barrels to buy</text:p>
          </table:table-cell>
          <table:table-cell table:number-columns-repeated="16380"/>
        </table:table-row>
        <table:table-row table:style-name="ro1">
          <table:table-cell office:value-type="float" office:value="2000" table:formula="of:=SUM([.D24:.D26])" table:style-name="ce7">
            <text:p>2000</text:p>
          </table:table-cell>
          <table:table-cell office:value-type="string" table:style-name="ce7">
            <text:p>&lt;=</text:p>
          </table:table-cell>
          <table:table-cell office:value-type="float" office:value="5000" table:style-name="ce7">
            <text:p>5000</text:p>
          </table:table-cell>
          <table:table-cell office:value-type="string" table:style-name="ce2">
            <text:p>Limit of crude 3 barrels to buy</text:p>
          </table:table-cell>
          <table:table-cell table:number-columns-repeated="16380"/>
        </table:table-row>
        <table:table-row table:style-name="ro1">
          <table:table-cell office:value-type="float" office:value="6000" table:formula="of:=SUM([.B24:.D26])" table:style-name="ce7">
            <text:p>6000</text:p>
          </table:table-cell>
          <table:table-cell office:value-type="string" table:style-name="ce7">
            <text:p>&lt;=</text:p>
          </table:table-cell>
          <table:table-cell office:value-type="float" office:value="14000" table:style-name="ce7">
            <text:p>14000</text:p>
          </table:table-cell>
          <table:table-cell office:value-type="string" table:style-name="ce2">
            <text:p>Total limit of crude barrels to process</text:p>
          </table:table-cell>
          <table:table-cell table:number-columns-repeated="16380"/>
        </table:table-row>
        <table:table-row table:style-name="ro1">
          <table:table-cell office:value-type="float" office:value="33600" table:formula="of:=[.B24]*[.B8]+[.C24]*[.B9]+[.D24]*[.B10]" table:style-name="ce7">
            <text:p>33600</text:p>
          </table:table-cell>
          <table:table-cell office:value-type="string" table:style-name="ce7">
            <text:p>&gt;=</text:p>
          </table:table-cell>
          <table:table-cell office:value-type="float" office:value="30000" table:formula="of:=10*SUM([.B24:.D24])" table:style-name="ce7">
            <text:p>30000</text:p>
          </table:table-cell>
          <table:table-cell office:value-type="string" table:style-name="ce2">
            <text:p>Super Gasoline – Octane constraint</text:p>
          </table:table-cell>
          <table:table-cell table:number-columns-repeated="16380"/>
        </table:table-row>
        <table:table-row table:style-name="ro1">
          <table:table-cell office:value-type="float" office:value="19200" table:formula="of:=[.B25]*[.B8]+[.C25]*[.B9]+[.D25]*[.B10]" table:style-name="ce7">
            <text:p>19200</text:p>
          </table:table-cell>
          <table:table-cell office:value-type="string" table:style-name="ce7">
            <text:p>&gt;=</text:p>
          </table:table-cell>
          <table:table-cell office:value-type="float" office:value="16000" table:formula="of:=8*SUM([.B25:.D25])" table:style-name="ce7">
            <text:p>16000</text:p>
          </table:table-cell>
          <table:table-cell office:value-type="string" table:style-name="ce2">
            <text:p>Regular Gasoline – Octane constraint</text:p>
          </table:table-cell>
          <table:table-cell table:number-columns-repeated="16380"/>
        </table:table-row>
        <table:table-row table:style-name="ro1">
          <table:table-cell office:value-type="float" office:value="11200" table:formula="of:=[.B26]*[.B8]+[.C26]*[.B9]+[.D26]*[.B10]" table:style-name="ce7">
            <text:p>11200</text:p>
          </table:table-cell>
          <table:table-cell office:value-type="string" table:style-name="ce7">
            <text:p>&gt;=</text:p>
          </table:table-cell>
          <table:table-cell office:value-type="float" office:value="6000" table:formula="of:=6*SUM([.B26:.D26])" table:style-name="ce7">
            <text:p>6000</text:p>
          </table:table-cell>
          <table:table-cell office:value-type="string" table:style-name="ce2">
            <text:p>Diesel Fuel – Octane constraint</text:p>
          </table:table-cell>
          <table:table-cell table:number-columns-repeated="16380"/>
        </table:table-row>
        <table:table-row table:style-name="ro1">
          <table:table-cell office:value-type="float" office:value="3000" table:formula="of:=[.B24]*[.C8]+[.C24]*[.C9]+[.D24]*[.C10]" table:style-name="ce7">
            <text:p>3000</text:p>
          </table:table-cell>
          <table:table-cell office:value-type="string" table:style-name="ce7">
            <text:p>&lt;=</text:p>
          </table:table-cell>
          <table:table-cell office:value-type="float" office:value="3000" table:formula="of:=1*SUM([.B24:.D24])" table:style-name="ce7">
            <text:p>3000</text:p>
          </table:table-cell>
          <table:table-cell office:value-type="string" table:style-name="ce2">
            <text:p>Super Gasoline – Iron constraint</text:p>
          </table:table-cell>
          <table:table-cell table:number-columns-repeated="16380"/>
        </table:table-row>
        <table:table-row table:style-name="ro1">
          <table:table-cell office:value-type="float" office:value="4000" table:formula="of:=[.B25]*[.C8]+[.C25]*[.C9]+[.D25]*[.C10]" table:style-name="ce7">
            <text:p>4000</text:p>
          </table:table-cell>
          <table:table-cell office:value-type="string" table:style-name="ce7">
            <text:p>&lt;=</text:p>
          </table:table-cell>
          <table:table-cell office:value-type="float" office:value="4000" table:formula="of:=2*SUM([.B25:.D25])" table:style-name="ce7">
            <text:p>4000</text:p>
          </table:table-cell>
          <table:table-cell office:value-type="string" table:style-name="ce2">
            <text:p>Regular Gasoline – Iron constraint</text:p>
          </table:table-cell>
          <table:table-cell table:number-columns-repeated="16380"/>
        </table:table-row>
        <table:table-row table:style-name="ro1">
          <table:table-cell office:value-type="float" office:value="1000" table:formula="of:=[.B26]*[.C8]+[.C26]*[.C9]+[.D26]*[.C10]" table:style-name="ce7">
            <text:p>1000</text:p>
          </table:table-cell>
          <table:table-cell office:value-type="string" table:style-name="ce7">
            <text:p>&lt;=</text:p>
          </table:table-cell>
          <table:table-cell office:value-type="float" office:value="1000" table:formula="of:=1*SUM([.B26:.D26])" table:style-name="ce7">
            <text:p>1000</text:p>
          </table:table-cell>
          <table:table-cell office:value-type="string" table:style-name="ce2">
            <text:p>Diesel Fuel – Iron constraint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B26:D28</text:p>
          </table:table-cell>
          <table:table-cell office:value-type="string" table:style-name="ce7">
            <text:p>&gt;=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Non-negative decisions</text:p>
          </table:table-cell>
          <table:table-cell table:number-columns-repeated="16380"/>
        </table:table-row>
        <table:table-row table:style-name="ro1">
          <table:table-cell office:value-type="float" office:value="3000" table:formula="of:=SUM([.B24:.D24])" table:style-name="ce7">
            <text:p>3000</text:p>
          </table:table-cell>
          <table:table-cell office:value-type="string" table:style-name="ce7">
            <text:p>&lt;=</text:p>
          </table:table-cell>
          <table:table-cell office:value-type="float" office:value="3000" table:style-name="ce7">
            <text:p>3000</text:p>
          </table:table-cell>
          <table:table-cell office:value-type="string" table:style-name="ce2">
            <text:p>2.4. Super Gasoline demand</text:p>
          </table:table-cell>
          <table:table-cell table:number-columns-repeated="16380"/>
        </table:table-row>
        <table:table-row table:style-name="ro1">
          <table:table-cell office:value-type="float" office:value="2000" table:formula="of:=SUM([.B25:.D25])" table:style-name="ce7">
            <text:p>2000</text:p>
          </table:table-cell>
          <table:table-cell office:value-type="string" table:style-name="ce7">
            <text:p>&lt;=</text:p>
          </table:table-cell>
          <table:table-cell office:value-type="float" office:value="2000" table:style-name="ce7">
            <text:p>2000</text:p>
          </table:table-cell>
          <table:table-cell office:value-type="string" table:style-name="ce2">
            <text:p>2.4. Regular Gasoline demand</text:p>
          </table:table-cell>
          <table:table-cell table:number-columns-repeated="16380"/>
        </table:table-row>
        <table:table-row table:style-name="ro1">
          <table:table-cell office:value-type="float" office:value="1000" table:formula="of:=SUM([.B26:.D26])" table:style-name="ce7">
            <text:p>1000</text:p>
          </table:table-cell>
          <table:table-cell office:value-type="string" table:style-name="ce7">
            <text:p>&lt;=</text:p>
          </table:table-cell>
          <table:table-cell office:value-type="float" office:value="1000" table:style-name="ce7">
            <text:p>1000</text:p>
          </table:table-cell>
          <table:table-cell office:value-type="string" table:style-name="ce2">
            <text:p>2.4. Diesel fuel demand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number-columns-repeated="1021" table:style-name="ce2"/>
          <table:table-cell table:number-columns-repeated="15360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es" number:country="AR">
      <number:currency-symbol number:language="es" number:country="AR">$</number:currency-symbol>
      <number:text> </number:text>
      <number:number number:decimal-places="2" number:min-integer-digits="1" number:grouping="true"/>
    </number:currency-style>
    <number:currency-style style:name="N38" number:language="es" number:country="AR">
      <style:text-properties fo:color="#FF0000"/>
      <number:currency-symbol number:language="es" number:country="AR">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lison O'Hair</meta:initial-creator>
    <dc:creator>Sulman</dc:creator>
    <meta:creation-date>2013-12-19T22:44:29Z</meta:creation-date>
    <dc:date>2018-11-17T02:22:03Z</dc:date>
    <meta:editing-cycles>14</meta:editing-cycles>
    <meta:editing-duration>PT135535S</meta:editing-duration>
  </office:meta>
</office:document-meta>
</file>